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svg:stroke-opacity="30%" draw:fill-color="#808080" draw:textarea-horizontal-align="justify" draw:textarea-vertical-align="middle" draw:auto-grow-height="false" fo:min-height="0.29cm" fo:min-width="0.04cm"/>
    </style:style>
    <style:style style:name="gr2" style:family="graphic" style:parent-style-name="standard">
      <style:graphic-properties svg:stroke-color="#0066b3" svg:stroke-opacity="30%" draw:fill-color="#0066b3" draw:textarea-horizontal-align="justify" draw:textarea-vertical-align="middle" draw:auto-grow-height="false" fo:min-height="0.29cm" fo:min-width="0.04cm"/>
    </style:style>
    <style:style style:name="gr3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.614cm" fo:min-width="0.425cm"/>
    </style:style>
    <style:style style:name="gr4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.614cm" fo:min-width="0.459cm"/>
    </style:style>
    <style:style style:name="gr5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.614cm" fo:min-width="0.391cm"/>
    </style:style>
    <style:style style:name="gr6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.614cm" fo:min-width="0.497cm"/>
    </style:style>
    <style:style style:name="gr7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svg:stroke-opacity="30%" draw:fill="none" draw:fill-color="#808080" draw:textarea-horizontal-align="justify" draw:textarea-vertical-align="middle" draw:auto-grow-height="false" fo:min-height="0.29cm" fo:min-width="0cm" fo:padding-top="0.151cm" fo:padding-bottom="0.151cm" fo:padding-left="0.276cm" fo:padding-right="0.276cm"/>
    </style:style>
    <style:style style:name="P1" style:family="paragraph">
      <loext:graphic-properties draw:fill-color="#808080"/>
      <style:paragraph-properties fo:text-align="center"/>
    </style:style>
    <style:style style:name="P2" style:family="paragraph">
      <loext:graphic-properties draw:fill-color="#0066b3"/>
      <style:paragraph-properties fo:text-align="center"/>
    </style:style>
    <style:style style:name="P3" style:family="paragraph">
      <style:text-properties fo:font-size="16pt" style:font-size-asian="16pt" style:font-size-complex="16pt"/>
    </style:style>
    <style:style style:name="P4" style:family="paragraph">
      <loext:graphic-properties draw:fill="none" draw:fill-color="#ffffff"/>
      <style:text-properties fo:font-size="16pt" style:font-size-asian="16pt" style:font-size-complex="16pt"/>
    </style:style>
    <style:style style:name="P5" style:family="paragraph">
      <loext:graphic-properties draw:fill="none" draw:fill-color="#ffffff"/>
      <style:text-properties fo:color="#ce181e" fo:font-size="16pt" fo:font-weight="bold" style:font-size-asian="16pt" style:font-weight-asian="bold" style:font-size-complex="16pt" style:font-weight-complex="bold"/>
    </style:style>
    <style:style style:name="P6" style:family="paragraph">
      <loext:graphic-properties draw:fill="none" draw:fill-color="#ffffff"/>
      <style:text-properties fo:font-size="16pt" fo:font-weight="normal" style:font-size-asian="16pt" style:font-weight-asian="normal" style:font-size-complex="16pt" style:font-weight-complex="normal"/>
    </style:style>
    <style:style style:name="P7" style:family="paragraph">
      <loext:graphic-properties draw:fill="none" draw:fill-color="#ffffff"/>
      <style:text-properties fo:color="#000000" fo:font-size="16pt" fo:font-weight="normal" style:font-size-asian="16pt" style:font-weight-asian="normal" style:font-size-complex="16pt" style:font-weight-complex="normal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808080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ce181e"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color="#000000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0.762cm" draw:transform="rotate (-1.5707963267949) translate (3.794cm 6.6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draw:transform="rotate (-1.5707963267949) translate (4.708cm 6.67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draw:transform="rotate (-1.5707963267949) translate (5.623cm 6.67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draw:transform="rotate (-1.5707963267949) translate (6.537cm 6.6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draw:transform="rotate (-1.5707963267949) translate (7.494cm 6.67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draw:transform="rotate (-1.5707963267949) translate (8.408cm 6.6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draw:transform="rotate (-1.5707963267949) translate (9.323cm 6.6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draw:transform="rotate (-1.5707963267949) translate (10.237cm 6.6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draw:transform="rotate (-1.5707963267949) translate (4.251cm 5.87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draw:transform="rotate (-1.5707963267949) translate (5.165cm 5.8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draw:transform="rotate (-1.5707963267949) translate (6.08cm 5.8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draw:transform="rotate (-1.5707963267949) translate (6.994cm 5.8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draw:transform="rotate (-1.5707963267949) translate (7.951cm 5.8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draw:transform="rotate (-1.5707963267949) translate (8.865cm 5.8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draw:transform="rotate (-1.5707963267949) translate (9.78cm 5.8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draw:transform="rotate (-1.5707963267949) translate (4.708cm 5.07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draw:transform="rotate (-1.5707963267949) translate (5.622cm 5.0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draw:transform="rotate (-1.5707963267949) translate (6.537cm 5.0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draw:transform="rotate (-1.5707963267949) translate (7.451cm 5.0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draw:transform="rotate (-1.5707963267949) translate (8.408cm 5.0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draw:transform="rotate (-1.5707963267949) translate (9.322cm 5.0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draw:transform="rotate (-1.5707963267949) translate (5.165cm 4.2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762cm" draw:transform="rotate (-1.5707963267949) translate (6.079cm 4.2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draw:transform="rotate (-1.5707963267949) translate (6.994cm 4.2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draw:transform="rotate (-1.5707963267949) translate (7.908cm 4.2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draw:transform="rotate (-1.5707963267949) translate (8.865cm 4.2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draw:transform="rotate (-1.5707963267949) translate (5.623cm 3.47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draw:transform="rotate (-1.5707963267949) translate (6.537cm 3.4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draw:transform="rotate (-1.5707963267949) translate (7.452cm 3.4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draw:transform="rotate (-1.5707963267949) translate (8.366cm 3.4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draw:transform="rotate (-1.5707963267949) translate (6.08cm 2.6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draw:transform="rotate (-1.5707963267949) translate (6.994cm 2.6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draw:transform="rotate (-1.5707963267949) translate (7.909cm 2.6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draw:transform="rotate (-1.5707963267949) translate (6.537cm 1.87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draw:transform="rotate (-1.5707963267949) translate (7.451cm 1.8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762cm" svg:height="0.762cm" draw:transform="rotate (-1.5707963267949) translate (6.994cm 1.0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925cm" svg:height="0.878cm" svg:x="2.524cm" svg:y="7.448cm">
          <draw:text-box>
            <text:p text:style-name="P3"><text:span text:style-name="T1">A</text:span></text:p>
          </draw:text-box>
        </draw:frame>
        <draw:frame draw:style-name="gr4" draw:text-style-name="P5" draw:layer="layout" svg:width="0.959cm" svg:height="0.878cm" svg:x="3.425cm" svg:y="7.448cm">
          <draw:text-box>
            <text:p text:style-name="P3"><text:span text:style-name="T2">B</text:span></text:p>
          </draw:text-box>
        </draw:frame>
        <draw:frame draw:style-name="gr4" draw:text-style-name="P4" draw:layer="layout" svg:width="0.959cm" svg:height="0.878cm" svg:x="4.324cm" svg:y="7.448cm">
          <draw:text-box>
            <text:p text:style-name="P3"><text:span text:style-name="T1">C</text:span></text:p>
          </draw:text-box>
        </draw:frame>
        <draw:frame draw:style-name="gr4" draw:text-style-name="P6" draw:layer="layout" svg:width="0.959cm" svg:height="0.878cm" svg:x="5.225cm" svg:y="7.448cm">
          <draw:text-box>
            <text:p text:style-name="P3"><text:span text:style-name="T3">D</text:span></text:p>
          </draw:text-box>
        </draw:frame>
        <draw:frame draw:style-name="gr3" draw:text-style-name="P7" draw:layer="layout" svg:width="0.925cm" svg:height="0.878cm" svg:x="6.224cm" svg:y="7.448cm">
          <draw:text-box>
            <text:p text:style-name="P3"><text:span text:style-name="T4">E</text:span></text:p>
          </draw:text-box>
        </draw:frame>
        <draw:frame draw:style-name="gr5" draw:text-style-name="P5" draw:layer="layout" svg:width="0.891cm" svg:height="0.878cm" svg:x="7.125cm" svg:y="7.448cm">
          <draw:text-box>
            <text:p text:style-name="P3"><text:span text:style-name="T2">F</text:span></text:p>
          </draw:text-box>
        </draw:frame>
        <draw:frame draw:style-name="gr6" draw:text-style-name="P4" draw:layer="layout" svg:width="0.997cm" svg:height="0.878cm" svg:x="8.024cm" svg:y="7.448cm">
          <draw:text-box>
            <text:p text:style-name="P3"><text:span text:style-name="T1">G</text:span></text:p>
          </draw:text-box>
        </draw:frame>
        <draw:frame draw:style-name="gr4" draw:text-style-name="P6" draw:layer="layout" svg:width="0.959cm" svg:height="0.878cm" svg:x="8.925cm" svg:y="7.448cm">
          <draw:text-box>
            <text:p text:style-name="P3"><text:span text:style-name="T3">H</text:span></text:p>
          </draw:text-box>
        </draw:frame>
        <draw:line draw:style-name="gr7" draw:text-style-name="P8" draw:layer="layout" svg:x1="5.699cm" svg:y1="4.683cm" svg:x2="4.048cm" svg:y2="7.477cm">
          <text:p/>
        </draw:line>
        <draw:line draw:style-name="gr7" draw:text-style-name="P8" draw:layer="layout" svg:x1="5.699cm" svg:y1="4.683cm" svg:x2="7.35cm" svg:y2="7.477cm">
          <text:p/>
        </draw:line>
        <draw:custom-shape draw:style-name="gr8" draw:text-style-name="P9" draw:layer="layout" svg:width="0.65cm" svg:height="0.762cm" draw:transform="rotate (-1.5707963267949) translate (3.337cm 7.4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65cm" svg:height="0.762cm" draw:transform="rotate (-1.5707963267949) translate (4.251cm 7.4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65cm" svg:height="0.762cm" draw:transform="rotate (-1.5707963267949) translate (5.166cm 7.4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651cm" svg:height="0.762cm" draw:transform="rotate (-1.5707963267949) translate (6.08cm 7.4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65cm" svg:height="0.762cm" draw:transform="rotate (-1.5707963267949) translate (7.037cm 7.4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651cm" svg:height="0.762cm" draw:transform="rotate (-1.5707963267949) translate (7.951cm 7.4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651cm" svg:height="0.762cm" draw:transform="rotate (-1.5707963267949) translate (8.866cm 7.4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651cm" svg:height="0.762cm" draw:transform="rotate (-1.5707963267949) translate (9.78cm 7.4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651cm" svg:height="0.762cm" draw:transform="rotate (-1.5707963267949) translate (10.703cm 7.4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0.959cm" svg:height="0.878cm" svg:x="10.025cm" svg:y="7.448cm">
          <draw:text-box>
            <text:p text:style-name="P3"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8T01:31:39.869246695</meta:creation-date>
    <dc:date>2019-07-28T19:27:17.738695101</dc:date>
    <meta:editing-duration>PT23M47S</meta:editing-duration>
    <meta:editing-cycles>5</meta:editing-cycles>
    <meta:generator>LibreOffice/6.0.7.3$Linux_X86_64 LibreOffice_project/00m0$Build-3</meta:generator>
    <meta:document-statistic meta:object-count="56"/>
  </office:meta>
</office:document-meta>
</file>